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4" style:family="graphic" style:parent-style-name="objectwithoutfill">
      <style:graphic-properties svg:stroke-width="0.081cm" svg:stroke-color="#666666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svg:stroke-width="0.081cm" svg:stroke-color="#666666" draw:marker-start-width="0.322cm" draw:marker-end="Arrow" draw:marker-end-width="0.422cm" draw:fill="solid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svg:stroke-width="0.081cm" svg:stroke-color="#666666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3333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none" draw:fill="solid" draw:fill-color="#333333"/>
    </style:style>
    <style:style style:name="gr13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withoutfill">
      <style:graphic-properties draw:stroke="solid"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color="#333333" draw:marker-end="Arrow" draw:marker-end-width="0.3cm" draw:fill="solid" draw:textarea-vertical-align="middle"/>
    </style:style>
    <style:style style:name="gr1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d41a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8" style:family="graphic" style:parent-style-name="standard">
      <style:graphic-properties draw:stroke="none" draw:fill="solid" draw:fill-color="#81d41a"/>
    </style:style>
    <style:style style:name="gr19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a60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0" style:family="graphic" style:parent-style-name="standard">
      <style:graphic-properties draw:stroke="none" draw:fill="solid" draw:fill-color="#2a6099"/>
    </style:style>
    <style:style style:name="gr21" style:family="graphic" style:parent-style-name="objectwithoutfill">
      <style:graphic-properties svg:stroke-color="#ffb66c" draw:marker-end="Arrow" draw:marker-end-width="0.3cm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8.144cm" fo:min-width="0.109cm" fo:padding-top="0.142cm" fo:padding-bottom="0.142cm" fo:padding-left="0.267cm" fo:padding-right="0.267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078cm"/>
      <style:paragraph-properties style:writing-mode="lr-tb"/>
    </style:style>
    <style:style style:name="pr5" style:family="presentation" style:parent-style-name="Default-title">
      <style:graphic-properties fo:min-height="1.73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1.404cm"/>
      <style:paragraph-properties style:writing-mode="lr-tb"/>
    </style:style>
    <style:style style:name="pr8" style:family="presentation" style:parent-style-name="Default-title">
      <style:graphic-properties fo:min-height="1.1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26pt"/>
    </style:style>
    <style:style style:name="P11" style:family="paragraph">
      <style:paragraph-properties style:writing-mode="lr-tb"/>
      <style:text-properties fo:font-size="22pt"/>
    </style:style>
    <style:style style:name="P12" style:family="paragraph">
      <style:paragraph-properties fo:margin-top="0.508cm" fo:margin-bottom="0cm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P14" style:family="paragraph">
      <style:paragraph-properties fo:margin-top="0.254cm" fo:margin-bottom="0cm"/>
    </style:style>
    <style:style style:name="P15" style:family="paragraph">
      <style:paragraph-properties fo:margin-top="0.254cm" fo:margin-bottom="0cm" style:writing-mode="lr-tb"/>
      <style:text-properties fo:font-size="22pt" style:font-size-asian="22pt" style:font-size-complex="22pt"/>
    </style:style>
    <style:style style:name="P16" style:family="paragraph">
      <style:paragraph-properties style:writing-mode="lr-tb"/>
      <style:text-properties fo:font-size="24pt" style:font-size-asian="26pt" style:font-size-complex="26pt"/>
    </style:style>
    <style:style style:name="P17" style:family="paragraph">
      <style:text-properties fo:font-size="26pt"/>
    </style:style>
    <style:style style:name="P18" style:family="paragraph">
      <loext:graphic-properties draw:fill-color="#ffffff"/>
    </style:style>
    <style:style style:name="P19" style:family="paragraph">
      <style:paragraph-properties fo:text-align="start"/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/>
    </style:style>
    <style:style style:name="T4" style:family="text">
      <style:text-properties fo:font-size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6pt" style:font-size-complex="26pt"/>
    </style:style>
    <style:style style:name="T7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éjà vu DB(go-seenBefore)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Concept:</text:span></text:p>
            <text:p text:style-name="P2"><text:span text:style-name="T1">- light weight in-memory nosql DB</text:span></text:p>
            <text:p text:style-name="P2"><text:span text:style-name="T1">- pure golang</text:span></text:p>
            <text:p text:style-name="P2"><text:span text:style-name="T1">- auto shard management, data priority map</text:span></text:p>
            <text:p text:style-name="P2"><text:span text:style-name="T1">- raid shards and disk dump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078cm" svg:x="1.4cm" svg:y="0cm" presentation:class="title" presentation:user-transformed="true">
          <draw:text-box>
            <text:p><text:s text:c="7"/>connect protolcol<text:span text:style-name="T2">(router/shard)</text:span></text:p>
          </draw:text-box>
        </draw:frame>
        <draw:line draw:style-name="gr2" draw:text-style-name="P5" draw:layer="layout" svg:x1="7.62cm" svg:y1="2.54cm" svg:x2="7.62cm" svg:y2="15.24cm">
          <text:p/>
        </draw:line>
        <draw:line draw:style-name="gr2" draw:text-style-name="P5" draw:layer="layout" svg:x1="20.32cm" svg:y1="2.54cm" svg:x2="20.32cm" svg:y2="15.24cm">
          <text:p/>
        </draw:line>
        <draw:frame draw:style-name="gr3" draw:text-style-name="P6" draw:layer="layout" svg:width="3.81cm" svg:height="1.276cm" svg:x="3.81cm" svg:y="2.078cm">
          <draw:text-box>
            <text:p><text:span text:style-name="T1">Dialer</text:span></text:p>
          </draw:text-box>
        </draw:frame>
        <draw:frame draw:style-name="gr3" draw:text-style-name="P6" draw:layer="layout" svg:width="3.81cm" svg:height="1.276cm" svg:x="21.59cm" svg:y="2.026cm">
          <draw:text-box>
            <text:p><text:span text:style-name="T1">Listener</text:span></text:p>
          </draw:text-box>
        </draw:frame>
        <draw:line draw:style-name="gr4" draw:text-style-name="P5" draw:layer="layout" svg:x1="8.636cm" svg:y1="3.81cm" svg:x2="19.558cm" svg:y2="3.81cm">
          <text:p/>
        </draw:line>
        <draw:frame draw:style-name="gr5" draw:text-style-name="P7" draw:layer="layout" svg:width="7.112cm" svg:height="1.016cm" svg:x="10.414cm" svg:y="2.794cm">
          <draw:text-box>
            <text:p>Dialer send config json</text:p>
          </draw:text-box>
        </draw:frame>
        <draw:frame draw:style-name="gr6" draw:text-style-name="P7" draw:layer="layout" svg:width="6.858cm" svg:height="2.384cm" svg:x="20.574cm" svg:y="3.661cm">
          <draw:text-box>
            <text:p>Listener checks role and password</text:p>
            <text:p>Listener register dialer</text:p>
          </draw:text-box>
        </draw:frame>
        <draw:line draw:style-name="gr7" draw:text-style-name="P5" draw:layer="layout" svg:x1="19.558cm" svg:y1="6.35cm" svg:x2="8.636cm" svg:y2="6.35cm">
          <text:p/>
        </draw:line>
        <draw:frame draw:style-name="gr8" draw:text-style-name="P7" draw:layer="layout" svg:width="7.62cm" svg:height="1.673cm" svg:x="10.16cm" svg:y="5.334cm">
          <draw:text-box>
            <text:p>Listener send config json</text:p>
          </draw:text-box>
        </draw:frame>
        <draw:frame draw:style-name="gr6" draw:text-style-name="P7" draw:layer="layout" svg:width="7.112cm" svg:height="2.384cm" svg:x="0.508cm" svg:y="5.998cm">
          <draw:text-box>
            <text:p>Dialer connect to other Listener provided by the Listener</text:p>
          </draw:text-box>
        </draw:frame>
        <draw:frame draw:style-name="gr9" draw:text-style-name="P7" draw:layer="layout" svg:width="5.334cm" svg:height="0.962cm" svg:x="11.176cm" svg:y="8.436cm">
          <draw:text-box>
            <text:p>Main Event Loop</text:p>
          </draw:text-box>
        </draw:frame>
        <draw:line draw:style-name="gr10" draw:text-style-name="P8" draw:layer="layout" svg:x1="8.636cm" svg:y1="9.398cm" svg:x2="19.558cm" svg:y2="9.398cm">
          <text:p/>
        </draw:line>
        <draw:frame draw:style-name="gr9" draw:text-style-name="P7" draw:layer="layout" svg:width="6.35cm" svg:height="0.962cm" svg:x="11.684cm" svg:y="11.938cm">
          <draw:text-box>
            <text:p>Defer unregister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1.737cm" svg:x="1.4cm" svg:y="0.208cm" presentation:class="title" presentation:user-transformed="true">
          <draw:text-box>
            <text:p>Connection map</text:p>
          </draw:text-box>
        </draw:frame>
        <dr3d:scene draw:style-name="gr11" svg:width="2.307cm" svg:height="2.195cm" svg:x="21.59cm" svg:y="5.171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5" draw:text-style-name="P7" draw:layer="layout" svg:width="4.826cm" svg:height="1.016cm" svg:x="20.32cm" svg:y="4.064cm">
          <draw:text-box>
            <text:p>Genesis router</text:p>
          </draw:text-box>
        </draw:frame>
        <dr3d:scene draw:style-name="gr11" svg:width="2.286cm" svg:height="2.167cm" svg:x="20.32cm" svg:y="9.65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5" draw:text-style-name="P7" draw:layer="layout" svg:width="3.302cm" svg:height="1.016cm" svg:x="19.812cm" svg:y="11.938cm">
          <draw:text-box>
            <text:p>2th router</text:p>
          </draw:text-box>
        </draw:frame>
        <draw:line draw:style-name="gr13" draw:text-style-name="P5" draw:layer="layout" svg:x1="21.59cm" svg:y1="9.398cm" svg:x2="22.606cm" svg:y2="7.62cm">
          <text:p/>
        </draw:line>
        <dr3d:scene draw:style-name="gr11" svg:width="2.286cm" svg:height="2.167cm" svg:x="17.018cm" svg:y="6.3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line draw:style-name="gr14" draw:text-style-name="P5" draw:layer="layout" svg:x1="19.812cm" svg:y1="7.112cm" svg:x2="21.336cm" svg:y2="6.604cm">
          <text:p/>
        </draw:line>
        <draw:line draw:style-name="gr14" draw:text-style-name="P5" draw:layer="layout" svg:x1="19.812cm" svg:y1="8.382cm" svg:x2="21.082cm" svg:y2="9.144cm">
          <text:p/>
        </draw:line>
        <draw:frame draw:style-name="gr5" draw:text-style-name="P7" draw:layer="layout" svg:width="3.302cm" svg:height="1.016cm" svg:x="16.51cm" svg:y="8.636cm">
          <draw:text-box>
            <text:p>3th router</text:p>
          </draw:text-box>
        </draw:frame>
        <draw:line draw:style-name="gr15" draw:text-style-name="P5" draw:layer="layout" svg:x1="2.54cm" svg:y1="2.54cm" svg:x2="25.4cm" svg:y2="2.54cm">
          <text:p/>
        </draw:line>
        <dr3d:scene draw:style-name="gr11" svg:width="2.286cm" svg:height="2.167cm" svg:x="14.986cm" svg:y="10.92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5" draw:text-style-name="P7" draw:layer="layout" svg:width="3.302cm" svg:height="1.016cm" svg:x="14.478cm" svg:y="13.208cm">
          <draw:text-box>
            <text:p>4th router</text:p>
          </draw:text-box>
        </draw:frame>
        <draw:line draw:style-name="gr16" draw:text-style-name="P5" draw:layer="layout" svg:x1="17.78cm" svg:y1="11.938cm" svg:x2="20.066cm" svg:y2="11.43cm">
          <text:p/>
        </draw:line>
        <draw:line draw:style-name="gr16" draw:text-style-name="P5" draw:layer="layout" svg:x1="17.272cm" svg:y1="10.668cm" svg:x2="18.034cm" svg:y2="9.398cm">
          <text:p/>
        </draw:line>
        <draw:line draw:style-name="gr16" draw:text-style-name="P5" draw:layer="layout" svg:x1="17.78cm" svg:y1="11.176cm" svg:x2="21.336cm" svg:y2="7.366cm">
          <text:p/>
        </draw:line>
        <dr3d:scene draw:style-name="gr17" svg:width="2.286cm" svg:height="2.167cm" svg:x="5.08cm" svg:y="5.58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frame draw:style-name="gr5" draw:text-style-name="P7" draw:layer="layout" svg:width="2.54cm" svg:height="1.016cm" svg:x="5.08cm" svg:y="7.874cm">
          <draw:text-box>
            <text:p>shards</text:p>
          </draw:text-box>
        </draw:frame>
        <dr3d:scene draw:style-name="gr19" svg:width="2.286cm" svg:height="2.167cm" svg:x="5.08cm" svg:y="10.16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0" draw:layer="layout"/>
        </dr3d:scene>
        <dr3d:scene draw:style-name="gr11" svg:width="2.286cm" svg:height="2.167cm" svg:x="13.208cm" svg:y="5.33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5" draw:text-style-name="P7" draw:layer="layout" svg:width="3.302cm" svg:height="1.016cm" svg:x="12.7cm" svg:y="7.62cm">
          <draw:text-box>
            <text:p>5th router</text:p>
          </draw:text-box>
        </draw:frame>
        <draw:line draw:style-name="gr21" draw:text-style-name="P5" draw:layer="layout" svg:x1="15.748cm" svg:y1="6.858cm" svg:x2="16.764cm" svg:y2="7.366cm">
          <text:p/>
        </draw:line>
        <draw:line draw:style-name="gr21" draw:text-style-name="P5" draw:layer="layout" svg:x1="14.986cm" svg:y1="8.636cm" svg:x2="19.812cm" svg:y2="10.922cm">
          <text:p/>
        </draw:line>
        <draw:line draw:style-name="gr21" draw:text-style-name="P5" draw:layer="layout" svg:x1="14.732cm" svg:y1="8.89cm" svg:x2="16.002cm" svg:y2="10.668cm">
          <text:p/>
        </draw:line>
        <draw:line draw:style-name="gr21" draw:text-style-name="P5" draw:layer="layout" svg:x1="16.002cm" svg:y1="5.842cm" svg:x2="21.082cm" svg:y2="5.842cm">
          <text:p/>
        </draw:line>
        <draw:frame draw:style-name="gr22" draw:text-style-name="P7" draw:layer="layout" svg:width="3.556cm" svg:height="1.27cm" svg:x="4.572cm" svg:y="12.446cm">
          <draw:text-box>
            <text:p>Log server</text:p>
          </draw:text-box>
        </draw:frame>
        <draw:line draw:style-name="gr23" draw:text-style-name="P5" draw:layer="layout" svg:x1="7.874cm" svg:y1="6.604cm" svg:x2="11.176cm" svg:y2="6.604cm">
          <text:p/>
        </draw:line>
        <draw:custom-shape draw:style-name="gr24" draw:text-style-name="P9" draw:layer="layout" svg:width="1.778cm" svg:height="8.89cm" svg:x="11.176cm" svg:y="5.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3" draw:text-style-name="P5" draw:layer="layout" svg:x1="7.874cm" svg:y1="11.176cm" svg:x2="11.176cm" svg:y2="11.176cm">
          <text:p/>
        </draw:line>
        <draw:frame draw:style-name="gr9" draw:text-style-name="P7" draw:layer="layout" svg:width="4.064cm" svg:height="0.962cm" svg:x="7.366cm" svg:y="8.944cm">
          <draw:text-box>
            <text:p>To all router</text:p>
          </draw:text-box>
        </draw:frame>
        <draw:frame draw:style-name="gr5" draw:text-style-name="P7" draw:layer="layout" svg:width="9.398cm" svg:height="1.016cm" svg:x="18.288cm" svg:y="14.478cm">
          <draw:text-box>
            <text:p>*There can be unlimited router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1.737cm" svg:x="1.4cm" svg:y="0.041cm" presentation:class="title" presentation:user-transformed="true">
          <draw:text-box>
            <text:p>routers</text:p>
          </draw:text-box>
        </draw:frame>
        <draw:frame presentation:style-name="pr6" draw:text-style-name="P10" draw:layer="layout" svg:width="25.199cm" svg:height="13.462cm" svg:x="1.4cm" svg:y="1.778cm" presentation:class="outline" presentation:user-transformed="true">
          <draw:text-box>
            <text:list text:style-name="L2">
              <text:list-item>
                <text:p><text:span text:style-name="T3">Load balance</text:span></text:p>
              </text:list-item>
              <text:list-item>
                <text:p><text:span text:style-name="T3">Sync maps with other routers</text:span></text:p>
              </text:list-item>
              <text:list-item>
                <text:p><text:span text:style-name="T3">Auto shard merging</text:span></text:p>
              </text:list-item>
              <text:list-item>
                <text:p><text:span text:style-name="T3">Auto shard raid config</text:span></text:p>
              </text:list-item>
              <text:list-item>
                <text:p><text:span text:style-name="T3">Query preprocessing</text:span></text:p>
              </text:list-item>
              <text:list-item>
                <text:p><text:span text:style-name="T3">todo: RAFT mapp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1.737cm" svg:x="1.4cm" svg:y="0.462cm" presentation:class="title" presentation:user-transformed="true">
          <draw:text-box>
            <text:p>shard</text:p>
          </draw:text-box>
        </draw:frame>
        <draw:frame presentation:style-name="pr6" draw:text-style-name="P11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<text:span text:style-name="T4">SQL handling</text:span></text:p>
              </text:list-item>
              <text:list-item>
                <text:p><text:span text:style-name="T4">SQL interpreter</text:span></text:p>
              </text:list-item>
              <text:list-item>
                <text:p><text:span text:style-name="T4">NoSQL handling</text:span></text:p>
              </text:list-item>
              <text:list-item>
                <text:p><text:span text:style-name="T4">Disk backup</text:span></text:p>
              </text:list-item>
              <text:list-item>
                <text:p><text:span text:style-name="T4">Local raid backup</text:span></text:p>
              </text:list-item>
              <text:list-item>
                <text:p><text:span text:style-name="T4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og server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5">Save log file</text:span></text:p>
              </text:list-item>
              <text:list-item>
                <text:p><text:span text:style-name="T5">Load moniter</text:span></text:p>
              </text:list-item>
              <text:list-item>
                <text:p text:style-name="P12"><text:span text:style-name="T5">Data flow analyz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1.737cm" svg:x="1.4cm" svg:y="0.589cm" presentation:class="title" presentation:user-transformed="true">
          <draw:text-box>
            <text:p>Basic data types</text:p>
          </draw:text-box>
        </draw:frame>
        <draw:frame presentation:style-name="pr6" draw:text-style-name="P15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 text:style-name="P14"><text:span text:style-name="T5">String <text:s text:c="4"/>; [ ]string</text:span></text:p>
              </text:list-item>
              <text:list-item>
                <text:p text:style-name="P14"><text:span text:style-name="T5">Int <text:s text:c="9"/>; [ ]int</text:span></text:p>
              </text:list-item>
              <text:list-item>
                <text:p text:style-name="P14"><text:span text:style-name="T5">Float64 <text:s/>; [ ]float64</text:span></text:p>
              </text:list-item>
              <text:list-item>
                <text:p text:style-name="P14"><text:span text:style-name="T5">Bool <text:s text:c="6"/>; [ ]bool</text:span></text:p>
              </text:list-item>
              <text:list-item>
                <text:p text:style-name="P14"><text:span text:style-name="T5">[ ]byte <text:s text:c="3"/>; [ ][ ]byte <text:s text:c="3"/>#video, audio, files etc</text:span></text:p>
                <text:p text:style-name="P14"><text:span text:style-name="T5"/></text:p>
              </text:list-item>
              <text:list-item>
                <text:p text:style-name="P14"><text:span text:style-name="T5">map[string]interface{ } (basic block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" draw:layer="layout" svg:width="25.199cm" svg:height="1.737cm" svg:x="1.4cm" svg:y="0.041cm" presentation:class="title" presentation:user-transformed="true">
          <draw:text-box>
            <text:p>Basic nosql code</text:p>
          </draw:text-box>
        </draw:frame>
        <draw:frame presentation:style-name="pr6" draw:text-style-name="P16" draw:layer="layout" svg:width="25.199cm" svg:height="13.462cm" svg:x="1.4cm" svg:y="1.778cm" presentation:class="outline" presentation:user-transformed="true">
          <draw:text-box>
            <text:list text:style-name="L2">
              <text:list-item>
                <text:p><text:span text:style-name="T6">“</text:span><text:span text:style-name="T6">Set” syntax: "Set <text:s/>name.name1.name2 <text:s/>value <text:s/>type" </text:span></text:p>
                <text:p text:style-name="P14"><text:span text:style-name="T6">e.g. "Set User.John.id 23740 int"</text:span></text:p>
                <text:p text:style-name="P14"><text:span text:style-name="T6"/></text:p>
              </text:list-item>
              <text:list-item>
                <text:p text:style-name="P14"><text:span text:style-name="T6">“</text:span><text:span text:style-name="T6">Get” syntax: "Get <text:s/>name.name1.name2" </text:span></text:p>
                <text:p text:style-name="P14"><text:span text:style-name="T6">e.g. "Get User.John.id" -&gt; 23740</text:span></text:p>
                <text:p text:style-name="P14"><text:span text:style-name="T6"/></text:p>
              </text:list-item>
              <text:list-item>
                <text:p text:style-name="P14"><text:span text:style-name="T6">“</text:span><text:span text:style-name="T6">Update” syntax: "Update name.name1.name2 value" e.g. "Update User.John.id 23740"</text:span></text:p>
                <text:p text:style-name="P14"><text:span text:style-name="T6"># Update remain the same type, use Set to change data type</text:span></text:p>
                <text:p text:style-name="P14"><text:span text:style-name="T6"/></text:p>
              </text:list-item>
              <text:list-item>
                <text:p text:style-name="P14"><text:span text:style-name="T6">“</text:span><text:span text:style-name="T6">Delete” syntax: "Delete name.name1.name2" </text:span></text:p>
                <text:p text:style-name="P14"><text:span text:style-name="T6">e.g. "Delete User.John.id"</text:span></text:p>
                <text:p text:style-name="P14"><text:span text:style-name="T6"/></text:p>
              </text:list-item>
              <text:list-item>
                <text:p text:style-name="P14"><text:span text:style-name="T6">“</text:span><text:span text:style-name="T6">Clone” syntax: "Clone source destination" </text:span></text:p>
              </text:list-item>
              <text:list-item>
                <text:p text:style-name="P14"><text:span text:style-name="T6">e.g. "Clone User.John Blacklist.John"</text:span></text:p>
                <text:p text:style-name="P14"><text:span text:style-name="T6"/></text:p>
              </text:list-item>
              <text:list-item>
                <text:p text:style-name="P14"><text:span text:style-name="T6">“</text:span><text:span text:style-name="T6">Move” syntax: “Move source destination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1.737cm" svg:x="1.4cm" svg:y="0.462cm" presentation:class="title" presentation:user-transformed="true">
          <draw:text-box>
            <text:p>Update reference current value </text:p>
          </draw:text-box>
        </draw:frame>
        <draw:frame presentation:style-name="pr6" draw:text-style-name="P17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 text:style-name="P17">Set user.basket.items 10 int</text:p>
                <text:p text:style-name="P17">Update user.basket.items <text:span text:style-name="T7">self+2</text:span></text:p>
                <text:p text:style-name="P17">Get user.basket.items</text:p>
                <text:p text:style-name="P17">&gt;&gt;&gt; 12</text:p>
              </text:list-item>
              <text:list-item>
                <text:p text:style-name="P17">Update can only update keys that exist, data type remain unchang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1.737cm" svg:x="1.4cm" svg:y="0.462cm" presentation:class="title" presentation:user-transformed="true">
          <draw:text-box>
            <text:p>SQL handling</text:p>
          </draw:text-box>
        </draw:frame>
        <draw:frame presentation:style-name="pr6" draw:text-style-name="P19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 text:style-name="P17">Expend and format SQL statement</text:p>
              </text:list-item>
              <text:list-item>
                <text:p text:style-name="P17">Syntax checking</text:p>
              </text:list-item>
              <text:list-item>
                <text:p text:style-name="P17">SQL injection checking</text:p>
              </text:list-item>
              <text:list-item>
                <text:p text:style-name="P17">Interprete to <text:s/>local nosql commands</text:p>
              </text:list-item>
              <text:list-item>
                <text:p text:style-name="P17">Optimization</text:p>
              </text:list-item>
              <text:list-item>
                <text:p text:style-name="P17">Execu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layer="layout" svg:width="25.199cm" svg:height="1.737cm" svg:x="1.4cm" svg:y="0.335cm" presentation:class="title" presentation:user-transformed="true">
          <draw:text-box>
            <text:p>Router client handling</text:p>
          </draw:text-box>
        </draw:frame>
        <draw:frame presentation:style-name="pr6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Assign process id</text:p>
              </text:list-item>
              <text:list-item>
                <text:p>Check client permission</text:p>
              </text:list-item>
              <text:list-item>
                <text:p>Send process to shard</text:p>
              </text:list-item>
              <text:list-item>
                <text:p>Return result to 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0:40:37.097191481</meta:creation-date>
    <dc:date>2021-07-07T19:45:05.843662048</dc:date>
    <meta:editing-duration>PT1H49M11S</meta:editing-duration>
    <meta:editing-cycles>39</meta:editing-cycles>
    <meta:generator>LibreOffice/6.4.7.2$Linux_X86_64 LibreOffice_project/40$Build-2</meta:generator>
    <meta:document-statistic meta:object-count="113"/>
  </office:meta>
</office:document-meta>
</file>